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0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4.5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6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3"/>
        <table:table-column table:style-name="co12" table:default-cell-style-name="ce117"/>
        <table:table-column table:style-name="co13" table:default-cell-style-name="ce117"/>
        <table:table-column table:style-name="co14" table:default-cell-style-name="ce113"/>
        <table:table-column table:style-name="co15" table:number-columns-repeated="992" table:default-cell-style-name="ce127"/>
        <table:table-column table:style-name="co15" table:number-columns-repeated="29" table:default-cell-style-name="ce134"/>
        <table:table-row table:style-name="ro3">
          <table:table-cell table:style-name="ce107" office:value-type="string" calcext:value-type="string">
            <text:p>#</text:p>
          </table:table-cell>
          <table:table-cell table:style-name="ce107" office:value-type="string" calcext:value-type="string">
            <text:p>LANG</text:p>
          </table:table-cell>
          <table:table-cell table:style-name="ce108" office:value-type="string" calcext:value-type="string">
            <text:p>LIBRARY</text:p>
          </table:table-cell>
          <table:table-cell table:style-name="ce108" office:value-type="string" calcext:value-type="string">
            <text:p>LIC</text:p>
          </table:table-cell>
          <table:table-cell table:style-name="ce108" office:value-type="string" calcext:value-type="string">
            <text:p>VER</text:p>
          </table:table-cell>
          <table:table-cell table:style-name="ce108" office:value-type="string" calcext:value-type="string">
            <text:p>NOTES</text:p>
          </table:table-cell>
          <table:table-cell table:style-name="ce124" table:number-columns-repeated="992"/>
          <table:table-cell table:style-name="ce128" table:number-columns-repeated="21"/>
          <table:table-cell table:style-name="ce139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09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8"/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09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19" office:value-type="string" calcext:value-type="string">
            <text:p>0.1.0</text:p>
          </table:table-cell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09" office:value-type="string" calcext:value-type="string">
            <text:p>JSON-RPC-M1-Specification</text:p>
          </table:table-cell>
          <table:table-cell table:style-name="ce114" office:value-type="string" calcext:value-type="string">
            <text:p>-</text:p>
          </table:table-cell>
          <table:table-cell table:style-name="ce118" office:value-type="string" calcext:value-type="string">
            <text:p>Revision 1</text:p>
          </table:table-cell>
          <table:table-cell table:style-name="ce109" office:value-type="string" calcext:value-type="string">
            <text:p>Text of specification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jpe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9e</text:p>
          </table:table-cell>
          <table:table-cell table:style-name="ce121" office:value-type="string" calcext:value-type="string">
            <text:p>No dependencies.</text:p>
          </table:table-cell>
          <table:table-cell table:style-name="ce126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pn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6.40</text:p>
          </table:table-cell>
          <table:table-cell table:style-name="ce121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MakeVideoSnapshot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0.2.0</text:p>
          </table:table-cell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vault-thirteen</text:p>
          </table:table-cell>
          <table:table-cell table:style-name="ce114" office:value-type="string" calcext:value-type="string">
            <text:p>?</text:p>
          </table:table-cell>
          <table:table-cell table:style-name="ce118"/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zlib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3</text:p>
          </table:table-cell>
          <table:table-cell table:style-name="ce110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/>
          <table:table-cell table:style-name="ce115"/>
          <table:table-cell table:style-name="ce120"/>
          <table:table-cell table:style-name="ce122"/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19"/>
          <table:table-cell table:style-name="ce123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7:30:03.0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6M19S</meta:editing-duration>
    <meta:editing-cycles>1041</meta:editing-cycles>
    <meta:generator>LibreOffice/7.6.4.1$Windows_X86_64 LibreOffice_project/e19e193f88cd6c0525a17fb7a176ed8e6a3e2aa1</meta:generator>
    <dc:date>2024-02-21T17:31:15.497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